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5mm"/>
    </style:style>
    <style:style style:name="co2" style:family="table-column">
      <style:table-column-properties fo:break-before="auto" style:column-width="26.3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  <style:map style:condition="cell-content()=[$no_par_interf_no_par_fun.$P$2]" style:apply-style-name="Result" style:base-cell-address="no_par_interf_no_par_fun.A2"/>
      <style:map style:condition="cell-content()=MIN([.B2:.I2])" style:apply-style-name="Default" style:base-cell-address="no_par_interf_no_par_fun.A2"/>
    </style:style>
    <style:style style:name="ce3" style:family="table-cell" style:parent-style-name="Default">
      <style:table-cell-properties fo:background-color="transparent"/>
      <style:map style:condition="cell-content()=[$no_par_interf_no_par_fun.$P$2]" style:apply-style-name="Result" style:base-cell-address="no_par_interf_no_par_fun.A2"/>
      <style:map style:condition="cell-content()=MIN([.B2:.I2])" style:apply-style-name="Default" style:base-cell-address="no_par_interf_no_par_fun.A2"/>
    </style:style>
    <style:style style:name="ce4" style:family="table-cell" style:parent-style-name="Default">
      <style:table-cell-properties fo:background-color="transparent"/>
      <style:map style:condition="cell-content()=[$no_par_interf_no_par_fun.$P$3]" style:apply-style-name="Result" style:base-cell-address="no_par_interf_no_par_fun.B3"/>
    </style:style>
    <style:style style:name="ce5" style:family="table-cell" style:parent-style-name="Default">
      <style:table-cell-properties fo:background-color="transparent"/>
      <style:map style:condition="cell-content()=[$no_par_interf_no_par_fun.$P$4]" style:apply-style-name="Result" style:base-cell-address="no_par_interf_no_par_fun.B4"/>
    </style:style>
    <style:style style:name="ce6" style:family="table-cell" style:parent-style-name="Default">
      <style:map style:condition="cell-content()=[$no_par_interf_no_par_fun.$P$5]" style:apply-style-name="Result" style:base-cell-address="no_par_interf_no_par_fun.B5"/>
    </style:style>
    <style:style style:name="ce7" style:family="table-cell" style:parent-style-name="Default">
      <style:map style:condition="cell-content()=[$no_par_interf_no_par_fun.$P$6]" style:apply-style-name="Result" style:base-cell-address="no_par_interf_no_par_fun.B6"/>
    </style:style>
    <style:style style:name="ce8" style:family="table-cell" style:parent-style-name="Default">
      <style:table-cell-properties fo:background-color="transparent"/>
      <style:map style:condition="cell-content()=[$no_par_interf_no_par_fun.$P$7]" style:apply-style-name="Result" style:base-cell-address="no_par_interf_no_par_fun.B7"/>
    </style:style>
    <style:style style:name="ce9" style:family="table-cell" style:parent-style-name="Default">
      <style:map style:condition="cell-content()=[$no_par_interf_no_par_fun.$P$2]" style:apply-style-name="Result" style:base-cell-address="no_par_interf_no_par_fun.A2"/>
      <style:map style:condition="cell-content()=MIN([.B2:.I2])" style:apply-style-name="Default" style:base-cell-address="no_par_interf_no_par_fun.A2"/>
    </style:style>
    <style:style style:name="ce10" style:family="table-cell" style:parent-style-name="Default">
      <style:map style:condition="cell-content()=[$no_par_interf_no_par_fun.$P$3]" style:apply-style-name="Result" style:base-cell-address="no_par_interf_no_par_fun.B3"/>
    </style:style>
    <style:style style:name="ce11" style:family="table-cell" style:parent-style-name="Default">
      <style:map style:condition="cell-content()=[$no_par_interf_no_par_fun.$P$4]" style:apply-style-name="Result" style:base-cell-address="no_par_interf_no_par_fun.B4"/>
    </style:style>
    <style:style style:name="ce12" style:family="table-cell" style:parent-style-name="Default">
      <style:table-cell-properties fo:background-color="transparent"/>
      <style:map style:condition="cell-content()=[$no_par_interf_no_par_fun.$P$6]" style:apply-style-name="Result" style:base-cell-address="no_par_interf_no_par_fun.B6"/>
    </style:style>
    <style:style style:name="ce13" style:family="table-cell" style:parent-style-name="Default">
      <style:map style:condition="cell-content()=[$no_par_interf_no_par_fun.$P$7]" style:apply-style-name="Result" style:base-cell-address="no_par_interf_no_par_fun.B7"/>
    </style:style>
    <style:style style:name="ce14" style:family="table-cell" style:parent-style-name="Default"/>
    <style:style style:name="ce15" style:family="table-cell" style:parent-style-name="Default">
      <style:table-cell-properties fo:background-color="transparent"/>
      <style:map style:condition="cell-content()=[$no_par_interf_no_par_fun.$P$5]" style:apply-style-name="Result" style:base-cell-address="no_par_interf_no_par_fun.B5"/>
    </style:style>
    <style:style style:name="ce1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7" style:family="table-cell" style:parent-style-name="Default">
      <style:map style:condition="cell-content()=[$no_par_interf_no_par_fun.$P$2]" style:apply-style-name="Result" style:base-cell-address="no_par_interf_no_par_fun.P7"/>
      <style:map style:condition="cell-content()=MIN([.Q7:.X7])" style:apply-style-name="Default" style:base-cell-address="no_par_interf_no_par_fun.P7"/>
    </style:style>
  </office:automatic-styles>
  <office:body>
    <office:spreadsheet>
      <table:calculation-settings table:automatic-find-labels="false"/>
      <table:table table:name="no_par_interf_no_par_fun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/>Time</text:p>
          </table:table-cell>
          <table:table-cell table:style-name="ce1" office:value-type="string" calcext:value-type="string">
            <text:p>Fun_1000</text:p>
          </table:table-cell>
          <table:table-cell table:style-name="ce1" office:value-type="string" calcext:value-type="string">
            <text:p>Fun_1000_no_shared</text:p>
          </table:table-cell>
          <table:table-cell table:style-name="ce1" office:value-type="string" calcext:value-type="string">
            <text:p>Fun_200_no_shared</text:p>
          </table:table-cell>
          <table:table-cell table:style-name="ce1" office:value-type="string" calcext:value-type="string">
            <text:p>Fun_200</text:p>
          </table:table-cell>
          <table:table-cell table:style-name="ce16" office:value-type="string" calcext:value-type="string">
            <text:p>Fun_200_v1</text:p>
          </table:table-cell>
          <table:table-cell table:style-name="ce1" table:number-columns-repeated="8"/>
          <table:table-cell table:style-name="ce1" office:value-type="string" calcext:value-type="string">
            <text:p>min</text:p>
          </table:table-cell>
          <table:table-cell table:style-name="ce1" table:number-columns-repeated="1008"/>
        </table:table-row>
        <table:table-row table:style-name="ro1">
          <table:table-cell table:style-name="ce2" office:value-type="string" calcext:value-type="string">
            <text:p>CO-2+2W_2 </text:p>
          </table:table-cell>
          <table:table-cell table:style-name="ce3" office:value-type="float" office:value="0.0013935" calcext:value-type="float">
            <text:p>0.0013935</text:p>
          </table:table-cell>
          <table:table-cell table:style-name="ce9" office:value-type="float" office:value="0.00168175" calcext:value-type="float">
            <text:p>0.00168175</text:p>
          </table:table-cell>
          <table:table-cell table:style-name="ce9" office:value-type="float" office:value="0.00167625" calcext:value-type="float">
            <text:p>0.00167625</text:p>
          </table:table-cell>
          <table:table-cell table:style-name="ce9" office:value-type="float" office:value="0.0016475" calcext:value-type="float">
            <text:p>0.0016475</text:p>
          </table:table-cell>
          <table:table-cell table:style-name="ce9" office:value-type="float" office:value="0.00178425" calcext:value-type="float">
            <text:p>0.00178425</text:p>
          </table:table-cell>
          <table:table-cell table:style-name="ce3" office:value-type="float" office:value="0.001241" calcext:value-type="float">
            <text:p>0.001241</text:p>
          </table:table-cell>
          <table:table-cell table:style-name="ce3"/>
          <table:table-cell table:style-name="ce9"/>
          <table:table-cell/>
          <table:table-cell table:style-name="ce9" table:number-columns-repeated="5"/>
          <table:table-cell table:style-name="ce9" table:formula="of:=MIN([.B2:.O2])" office:value-type="float" office:value="0.001241" calcext:value-type="float">
            <text:p>0.001241</text:p>
          </table:table-cell>
          <table:table-cell table:style-name="ce9"/>
          <table:table-cell table:number-columns-repeated="1007"/>
        </table:table-row>
        <table:table-row table:style-name="ro1">
          <table:table-cell table:style-name="ce1" office:value-type="string" calcext:value-type="string">
            <text:p>CO-2+2W_3 </text:p>
          </table:table-cell>
          <table:table-cell table:style-name="ce4" office:value-type="float" office:value="0.001272" calcext:value-type="float">
            <text:p>0.001272</text:p>
          </table:table-cell>
          <table:table-cell table:style-name="ce10" office:value-type="float" office:value="0.001728" calcext:value-type="float">
            <text:p>0.001728</text:p>
          </table:table-cell>
          <table:table-cell table:style-name="ce10" office:value-type="float" office:value="0.00195825" calcext:value-type="float">
            <text:p>0.00195825</text:p>
          </table:table-cell>
          <table:table-cell table:style-name="ce10" office:value-type="float" office:value="0.001982" calcext:value-type="float">
            <text:p>0.001982</text:p>
          </table:table-cell>
          <table:table-cell table:style-name="ce10" office:value-type="float" office:value="0.00200025" calcext:value-type="float">
            <text:p>0.00200025</text:p>
          </table:table-cell>
          <table:table-cell table:style-name="ce4" office:value-type="float" office:value="0.001188" calcext:value-type="float">
            <text:p>0.001188</text:p>
          </table:table-cell>
          <table:table-cell table:style-name="ce10" table:number-columns-repeated="2"/>
          <table:table-cell table:number-columns-repeated="6"/>
          <table:table-cell table:style-name="ce9" table:formula="of:=MIN([.B3:.O3])" office:value-type="float" office:value="0.001188" calcext:value-type="float">
            <text:p>0.00118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O-2+2W_5 </text:p>
          </table:table-cell>
          <table:table-cell table:style-name="ce5" office:value-type="float" office:value="0.0016155" calcext:value-type="float">
            <text:p>0.0016155</text:p>
          </table:table-cell>
          <table:table-cell table:style-name="ce11" office:value-type="float" office:value="0.002319" calcext:value-type="float">
            <text:p>0.002319</text:p>
          </table:table-cell>
          <table:table-cell table:style-name="ce11" office:value-type="float" office:value="0.0024815" calcext:value-type="float">
            <text:p>0.0024815</text:p>
          </table:table-cell>
          <table:table-cell table:style-name="ce11" office:value-type="float" office:value="0.00279275" calcext:value-type="float">
            <text:p>0.00279275</text:p>
          </table:table-cell>
          <table:table-cell table:style-name="ce11" office:value-type="float" office:value="0.00233925" calcext:value-type="float">
            <text:p>0.00233925</text:p>
          </table:table-cell>
          <table:table-cell table:style-name="ce5" office:value-type="float" office:value="0.0016435" calcext:value-type="float">
            <text:p>0.0016435</text:p>
          </table:table-cell>
          <table:table-cell table:style-name="ce11" table:number-columns-repeated="3"/>
          <table:table-cell table:number-columns-repeated="5"/>
          <table:table-cell table:style-name="ce9" table:formula="of:=MIN([.B4:.O4])" office:value-type="float" office:value="0.0016155" calcext:value-type="float">
            <text:p>0.001615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ibonacci </text:p>
          </table:table-cell>
          <table:table-cell table:style-name="ce6" office:value-type="float" office:value="3.72392025" calcext:value-type="float">
            <text:p>3.72392025</text:p>
          </table:table-cell>
          <table:table-cell table:style-name="ce6" office:value-type="float" office:value="4.27956125" calcext:value-type="float">
            <text:p>4.27956125</text:p>
          </table:table-cell>
          <table:table-cell table:style-name="ce6" office:value-type="float" office:value="4.184015" calcext:value-type="float">
            <text:p>4.184015</text:p>
          </table:table-cell>
          <table:table-cell table:style-name="ce6" office:value-type="float" office:value="3.728173" calcext:value-type="float">
            <text:p>3.728173</text:p>
          </table:table-cell>
          <table:table-cell table:style-name="ce15" office:value-type="float" office:value="3.7184945" calcext:value-type="float">
            <text:p>3.7184945</text:p>
          </table:table-cell>
          <table:table-cell table:style-name="ce15" office:value-type="float" office:value="3.719446" calcext:value-type="float">
            <text:p>3.719446</text:p>
          </table:table-cell>
          <table:table-cell table:style-name="ce6" table:number-columns-repeated="3"/>
          <table:table-cell table:number-columns-repeated="5"/>
          <table:table-cell table:style-name="ce9" table:formula="of:=MIN([.B5:.O5])" office:value-type="float" office:value="3.7184945" calcext:value-type="float">
            <text:p>3.718494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zymanski </text:p>
          </table:table-cell>
          <table:table-cell table:style-name="ce7" office:value-type="float" office:value="80.5708905" calcext:value-type="float">
            <text:p>80.5708905</text:p>
          </table:table-cell>
          <table:table-cell table:style-name="ce12" office:value-type="float" office:value="59.1080885" calcext:value-type="float">
            <text:p>59.1080885</text:p>
          </table:table-cell>
          <table:table-cell table:style-name="ce7" office:value-type="float" office:value="69.719383" calcext:value-type="float">
            <text:p>69.719383</text:p>
          </table:table-cell>
          <table:table-cell table:style-name="ce7" office:value-type="float" office:value="63.371886" calcext:value-type="float">
            <text:p>63.371886</text:p>
          </table:table-cell>
          <table:table-cell table:style-name="ce7" office:value-type="float" office:value="63.67535075" calcext:value-type="float">
            <text:p>63.67535075</text:p>
          </table:table-cell>
          <table:table-cell table:style-name="ce12" office:value-type="float" office:value="61.902233" calcext:value-type="float">
            <text:p>61.902233</text:p>
          </table:table-cell>
          <table:table-cell table:style-name="ce7" table:number-columns-repeated="8"/>
          <table:table-cell table:style-name="ce9" table:formula="of:=MIN([.B6:.O6])" office:value-type="float" office:value="59.1080885" calcext:value-type="float">
            <text:p>59.108088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ijkstra </text:p>
          </table:table-cell>
          <table:table-cell table:style-name="ce8" office:value-type="float" office:value="0.01581375" calcext:value-type="float">
            <text:p>0.01581375</text:p>
          </table:table-cell>
          <table:table-cell table:style-name="ce13" office:value-type="float" office:value="0.02938925" calcext:value-type="float">
            <text:p>0.02938925</text:p>
          </table:table-cell>
          <table:table-cell table:style-name="ce13" office:value-type="float" office:value="0.03031775" calcext:value-type="float">
            <text:p>0.03031775</text:p>
          </table:table-cell>
          <table:table-cell table:style-name="ce13" office:value-type="float" office:value="0.029392" calcext:value-type="float">
            <text:p>0.029392</text:p>
          </table:table-cell>
          <table:table-cell table:style-name="ce13" office:value-type="float" office:value="0.0288415" calcext:value-type="float">
            <text:p>0.0288415</text:p>
          </table:table-cell>
          <table:table-cell table:style-name="ce8" office:value-type="float" office:value="0.0163165" calcext:value-type="float">
            <text:p>0.0163165</text:p>
          </table:table-cell>
          <table:table-cell table:style-name="ce13" table:number-columns-repeated="8"/>
          <table:table-cell table:style-name="ce17" table:formula="of:=MIN([.B7:.O7])" office:value-type="float" office:value="0.01581375" calcext:value-type="float">
            <text:p>0.01581375</text:p>
          </table:table-cell>
          <table:table-cell table:number-columns-repeated="100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calcext:conditional-formats>
          <calcext:conditional-format calcext:target-range-address="no_par_interf_no_par_fun.C19:no_par_interf_no_par_fun.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o_par_interf_no_par_fun.B3:no_par_interf_no_par_fun.I3">
            <calcext:condition calcext:apply-style-name="Result" calcext:value="=[$no_par_interf_no_par_fun.$P$3]" calcext:base-cell-address="no_par_interf_no_par_fun.B3"/>
          </calcext:conditional-format>
          <calcext:conditional-format calcext:target-range-address="no_par_interf_no_par_fun.B4:no_par_interf_no_par_fun.J4">
            <calcext:condition calcext:apply-style-name="Result" calcext:value="=[$no_par_interf_no_par_fun.$P$4]" calcext:base-cell-address="no_par_interf_no_par_fun.B4"/>
          </calcext:conditional-format>
          <calcext:conditional-format calcext:target-range-address="no_par_interf_no_par_fun.B5:no_par_interf_no_par_fun.J5">
            <calcext:condition calcext:apply-style-name="Result" calcext:value="=[$no_par_interf_no_par_fun.$P$5]" calcext:base-cell-address="no_par_interf_no_par_fun.B5"/>
          </calcext:conditional-format>
          <calcext:conditional-format calcext:target-range-address="no_par_interf_no_par_fun.K2:no_par_interf_no_par_fun.Q2 no_par_interf_no_par_fun.P3:no_par_interf_no_par_fun.P6 no_par_interf_no_par_fun.A2:no_par_interf_no_par_fun.I2">
            <calcext:condition calcext:apply-style-name="Result" calcext:value="=[$no_par_interf_no_par_fun.$P$2]" calcext:base-cell-address="no_par_interf_no_par_fun.A2"/>
            <calcext:condition calcext:apply-style-name="Default" calcext:value="=MIN([.B2:.I2])" calcext:base-cell-address="no_par_interf_no_par_fun.A2"/>
          </calcext:conditional-format>
          <calcext:conditional-format calcext:target-range-address="no_par_interf_no_par_fun.P7:no_par_interf_no_par_fun.P7">
            <calcext:condition calcext:apply-style-name="Result" calcext:value="=[$no_par_interf_no_par_fun.$P$2]" calcext:base-cell-address="no_par_interf_no_par_fun.P7"/>
            <calcext:condition calcext:apply-style-name="Default" calcext:value="=MIN([.Q7:.X7])" calcext:base-cell-address="no_par_interf_no_par_fun.P7"/>
          </calcext:conditional-format>
          <calcext:conditional-format calcext:target-range-address="no_par_interf_no_par_fun.B7:no_par_interf_no_par_fun.O7">
            <calcext:condition calcext:apply-style-name="Result" calcext:value="=[$no_par_interf_no_par_fun.$P$7]" calcext:base-cell-address="no_par_interf_no_par_fun.B7"/>
          </calcext:conditional-format>
          <calcext:conditional-format calcext:target-range-address="no_par_interf_no_par_fun.B6:no_par_interf_no_par_fun.O6">
            <calcext:condition calcext:apply-style-name="Result" calcext:value="=[$no_par_interf_no_par_fun.$P$6]" calcext:base-cell-address="no_par_interf_no_par_fun.B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6">00/00/0000</text:date>, <text:time style:data-style-name="N2" text:time-value="13:22:25.948450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6T13:22:36.952042195</dc:date>
    <meta:editing-duration>PT1H10M10S</meta:editing-duration>
    <meta:editing-cycles>7</meta:editing-cycles>
    <meta:generator>LibreOffice/5.1.6.2$Linux_X86_64 LibreOffice_project/10m0$Build-2</meta:generator>
    <meta:document-statistic meta:table-count="1" meta:cell-count="56" meta:object-count="0"/>
  </office:meta>
</office:document-meta>
</file>